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RequisitosFuncionais" style:family="table">
      <style:table-properties style:width="17cm" table:align="margins"/>
    </style:style>
    <style:style style:name="RequisitosFuncionais.A" style:family="table-column">
      <style:table-column-properties style:column-width="8.5cm" style:rel-column-width="32767*"/>
    </style:style>
    <style:style style:name="RequisitosFuncionais.A1" style:family="table-cell">
      <style:table-cell-properties fo:padding="0.097cm" fo:border-left="0.05pt solid #000000" fo:border-right="none" fo:border-top="0.05pt solid #000000" fo:border-bottom="0.05pt solid #000000"/>
    </style:style>
    <style:style style:name="RequisitosFuncionais.B1" style:family="table-cell">
      <style:table-cell-properties fo:padding="0.097cm" fo:border="0.05pt solid #000000"/>
    </style:style>
    <style:style style:name="RequisitosFuncionais.A2" style:family="table-cell">
      <style:table-cell-properties fo:padding="0.097cm" fo:border-left="0.05pt solid #000000" fo:border-right="none" fo:border-top="none" fo:border-bottom="0.05pt solid #000000"/>
    </style:style>
    <style:style style:name="RequisitosFuncionais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14pt" officeooo:rsid="00130ec6" officeooo:paragraph-rsid="00130ec6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Arial" fo:font-size="16pt" fo:font-weight="bold" officeooo:rsid="00130ec6" officeooo:paragraph-rsid="00130ec6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20pt" officeooo:rsid="00130ec6" officeooo:paragraph-rsid="00130ec6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style:font-name="Arial" fo:font-size="20pt" fo:font-weight="bold" officeooo:rsid="00130ec6" officeooo:paragraph-rsid="00130ec6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20pt" fo:font-weight="bold" officeooo:rsid="00130ec6" officeooo:paragraph-rsid="00130ec6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fo:font-weight="bold" officeooo:rsid="00130ec6" officeooo:paragraph-rsid="00130ec6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fo:font-weight="normal" officeooo:rsid="00143956" officeooo:paragraph-rsid="00143956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weight="normal" style:font-weight-asian="normal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2pt" style:font-size-asian="10.5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2pt" officeooo:rsid="00143956" officeooo:paragraph-rsid="00143956" style:font-size-asian="10.5pt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Arial" fo:font-size="12pt" officeooo:rsid="00143956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4">Documento de Requisitos</text:p>
      <text:p text:style-name="P3"/>
      <text:p text:style-name="P6">Projeto: <text:span text:style-name="T1">Gerenciador de Bando de Dados</text:span></text:p>
      <text:p text:style-name="P6"/>
      <text:p text:style-name="P6">Versão:<text:span text:style-name="T1"> 1.0</text:span></text:p>
      <text:p text:style-name="P6"/>
      <text:p text:style-name="P6">Responsável: <text:span text:style-name="T1">Guilherme Silveira</text:span></text:p>
      <text:p text:style-name="P6"/>
      <text:p text:style-name="P5">1 – Introdução</text:p>
      <text:p text:style-name="P6"/>
      <text:p text:style-name="P6"/>
      <text:p text:style-name="P6"/>
      <text:p text:style-name="P6"/>
      <text:p text:style-name="P5">2 – Descrição do Proposito do Sistema</text:p>
      <text:p text:style-name="P6"/>
      <text:p text:style-name="P8"><text:span text:style-name="T2">O sistema a tem como propósito a implementação de um SGBD(Sistema Gerenciador de Banco de Dados) para proteger as informações da empresa TaladeRimus Company que está com um problema intermitente de roubo de informações e divulgação de informações sigilosas para membros de fora da empresa.</text:span></text:p>
      <text:p text:style-name="P6"/>
      <text:p text:style-name="P6"/>
      <text:p text:style-name="P2">2.1 – Descrição do Login</text:p>
      <text:p text:style-name="P6"/>
      <text:p text:style-name="P7">O login consiste em testar se o usuário tem a permissão necessária para acessar arquivos sigilosos, tendo assim a finalidade de impor uma barreira para usuário comuns acessarem arquivos que estão dispostos somente para alguns setores específicos.</text:p>
      <text:p text:style-name="P6"/>
      <text:p text:style-name="P2">2.2 – Descrição do Cadastro</text:p>
      <text:p text:style-name="P6"/>
      <text:p text:style-name="P6"/>
      <text:p text:style-name="P6"/>
      <text:p text:style-name="P2">2.3 – Descrição do Relatório</text:p>
      <text:p text:style-name="P6"/>
      <text:p text:style-name="P6"/>
      <text:p text:style-name="P6"/>
      <text:p text:style-name="P6"/>
      <table:table table:name="RequisitosFuncionais" table:style-name="RequisitosFuncionais">
        <table:table-column table:style-name="RequisitosFuncionais.A" table:number-columns-repeated="2"/>
        <table:table-row>
          <table:table-cell table:style-name="RequisitosFuncionais.A1" office:value-type="string">
            <text:p text:style-name="P10">Nome</text:p>
          </table:table-cell>
          <table:table-cell table:style-name="RequisitosFuncionais.B1" office:value-type="string">
            <text:p text:style-name="P10">Descrição</text:p>
          </table:table-cell>
        </table:table-row>
        <table:table-row>
          <table:table-cell table:style-name="RequisitosFuncionais.A2" office:value-type="string">
            <text:p text:style-name="P9"/>
          </table:table-cell>
          <table:table-cell table:style-name="RequisitosFuncionais.B2" office:value-type="string">
            <text:p text:style-name="P9"/>
          </table:table-cell>
        </table:table-row>
      </table:table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3T23:46:21.275000000</meta:creation-date>
    <dc:date>2014-07-04T00:07:45.252000000</dc:date>
    <meta:editing-duration>PT8M6S</meta:editing-duration>
    <meta:editing-cycles>2</meta:editing-cycles>
    <meta:generator>LibreOffice/4.2.4.2$Windows_x86 LibreOffice_project/63150712c6d317d27ce2db16eb94c2f3d7b699f8</meta:generator>
    <meta:document-statistic meta:table-count="1" meta:image-count="0" meta:object-count="0" meta:page-count="1" meta:paragraph-count="13" meta:word-count="118" meta:character-count="781" meta:non-whitespace-character-count="671"/>
  </office:meta>
</office:document-meta>
</file>